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ProxyCreator.getTargetBeanName( String original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Creator.createScopedProxy( BeanDefinitionHolder definitionHolder , BeanDefinitionRegistry registry , boolean proxy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dProxyCreator.Scoped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